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26pt" style:font-size-asian="26pt" style:font-size-complex="26pt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4"/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856cm" svg:height="10.052cm" svg:x="7.762cm" svg:y="2.857cm">
            <draw:object draw:notify-on-update-of-ranges="Sheet1.A5:Sheet1.A5 Sheet1.A6:Sheet1.A106 Sheet1.B5:Sheet1.B5 Sheet1.B6:Sheet1.B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716cm" svg:height="9.973cm" svg:x="7.818cm" svg:y="13.561cm">
            <draw:object draw:notify-on-update-of-ranges="Sheet1.C5:Sheet1.C5 Sheet1.C6:Sheet1.C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LEVEL</text:p>
          </table:table-cell>
          <table:covered-table-cell table:number-columns-repeated="9" table:style-name="ce5"/>
          <table:covered-table-cell table:style-name="ce8"/>
          <table:table-cell table:style-name="ce11" table:number-columns-spanned="10" table:number-rows-spanned="1"/>
          <table:covered-table-cell table:number-columns-repeated="9"/>
        </table:table-row>
        <table:table-row table:style-name="ro2">
          <table:table-cell office:value-type="string" calcext:value-type="string">
            <text:p>a</text:p>
          </table:table-cell>
          <table:table-cell table:style-name="ce6" office:value-type="float" office:value="100" calcext:value-type="float">
            <text:p>100,00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float" office:value="1.1" calcext:value-type="float">
            <text:p>1,10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diff</text:p>
          </table:table-cell>
          <table:table-cell table:number-columns-repeated="1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INT([.$B$2]*(POWER([.$B$3];[.A6]-1)))" office:value-type="float" office:value="90" calcext:value-type="float">
            <text:p>90</text:p>
          </table:table-cell>
          <table:table-cell table:number-columns-repeated="1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INT([.$B$2]*(POWER([.$B$3];[.A7]-1)))" office:value-type="float" office:value="100" calcext:value-type="float">
            <text:p>100</text:p>
          </table:table-cell>
          <table:table-cell table:formula="of:=[.B7]-[.B6]"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INT([.$B$2]*(POWER([.$B$3];[.A8]-1)))" office:value-type="float" office:value="110" calcext:value-type="float">
            <text:p>110</text:p>
          </table:table-cell>
          <table:table-cell table:formula="of:=[.B8]-[.B7]"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INT([.$B$2]*(POWER([.$B$3];[.A9]-1)))" office:value-type="float" office:value="121" calcext:value-type="float">
            <text:p>121</text:p>
          </table:table-cell>
          <table:table-cell table:formula="of:=[.B9]-[.B8]" office:value-type="float" office:value="11" calcext:value-type="float">
            <text:p>11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NT([.$B$2]*(POWER([.$B$3];[.A10]-1)))" office:value-type="float" office:value="133" calcext:value-type="float">
            <text:p>133</text:p>
          </table:table-cell>
          <table:table-cell table:formula="of:=[.B10]-[.B9]"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INT([.$B$2]*(POWER([.$B$3];[.A11]-1)))" office:value-type="float" office:value="146" calcext:value-type="float">
            <text:p>146</text:p>
          </table:table-cell>
          <table:table-cell table:formula="of:=[.B11]-[.B10]" office:value-type="float" office:value="13" calcext:value-type="float">
            <text:p>13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INT([.$B$2]*(POWER([.$B$3];[.A12]-1)))" office:value-type="float" office:value="161" calcext:value-type="float">
            <text:p>161</text:p>
          </table:table-cell>
          <table:table-cell table:formula="of:=[.B12]-[.B11]" office:value-type="float" office:value="15" calcext:value-type="float">
            <text:p>15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INT([.$B$2]*(POWER([.$B$3];[.A13]-1)))" office:value-type="float" office:value="177" calcext:value-type="float">
            <text:p>177</text:p>
          </table:table-cell>
          <table:table-cell table:formula="of:=[.B13]-[.B12]" office:value-type="float" office:value="16" calcext:value-type="float">
            <text:p>16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NT([.$B$2]*(POWER([.$B$3];[.A14]-1)))" office:value-type="float" office:value="194" calcext:value-type="float">
            <text:p>194</text:p>
          </table:table-cell>
          <table:table-cell table:formula="of:=[.B14]-[.B13]" office:value-type="float" office:value="17" calcext:value-type="float">
            <text:p>17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INT([.$B$2]*(POWER([.$B$3];[.A15]-1)))" office:value-type="float" office:value="214" calcext:value-type="float">
            <text:p>214</text:p>
          </table:table-cell>
          <table:table-cell table:formula="of:=[.B15]-[.B14]" office:value-type="float" office:value="20" calcext:value-type="float">
            <text:p>20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INT([.$B$2]*(POWER([.$B$3];[.A16]-1)))" office:value-type="float" office:value="235" calcext:value-type="float">
            <text:p>235</text:p>
          </table:table-cell>
          <table:table-cell table:formula="of:=[.B16]-[.B15]" office:value-type="float" office:value="21" calcext:value-type="float">
            <text:p>21</text:p>
          </table:table-cell>
          <table:table-cell table:number-columns-repeated="1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INT([.$B$2]*(POWER([.$B$3];[.A17]-1)))" office:value-type="float" office:value="259" calcext:value-type="float">
            <text:p>259</text:p>
          </table:table-cell>
          <table:table-cell table:formula="of:=[.B17]-[.B16]" office:value-type="float" office:value="24" calcext:value-type="float">
            <text:p>24</text:p>
          </table:table-cell>
          <table:table-cell table:number-columns-repeated="1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INT([.$B$2]*(POWER([.$B$3];[.A18]-1)))" office:value-type="float" office:value="285" calcext:value-type="float">
            <text:p>285</text:p>
          </table:table-cell>
          <table:table-cell table:formula="of:=[.B18]-[.B17]" office:value-type="float" office:value="26" calcext:value-type="float">
            <text:p>26</text:p>
          </table:table-cell>
          <table:table-cell table:number-columns-repeated="1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INT([.$B$2]*(POWER([.$B$3];[.A19]-1)))" office:value-type="float" office:value="313" calcext:value-type="float">
            <text:p>313</text:p>
          </table:table-cell>
          <table:table-cell table:formula="of:=[.B19]-[.B18]" office:value-type="float" office:value="28" calcext:value-type="float">
            <text:p>28</text:p>
          </table:table-cell>
          <table:table-cell table:number-columns-repeated="1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INT([.$B$2]*(POWER([.$B$3];[.A20]-1)))" office:value-type="float" office:value="345" calcext:value-type="float">
            <text:p>345</text:p>
          </table:table-cell>
          <table:table-cell table:formula="of:=[.B20]-[.B19]" office:value-type="float" office:value="32" calcext:value-type="float">
            <text:p>32</text:p>
          </table:table-cell>
          <table:table-cell table:number-columns-repeated="1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INT([.$B$2]*(POWER([.$B$3];[.A21]-1)))" office:value-type="float" office:value="379" calcext:value-type="float">
            <text:p>379</text:p>
          </table:table-cell>
          <table:table-cell table:formula="of:=[.B21]-[.B20]" office:value-type="float" office:value="34" calcext:value-type="float">
            <text:p>34</text:p>
          </table:table-cell>
          <table:table-cell table:number-columns-repeated="1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INT([.$B$2]*(POWER([.$B$3];[.A22]-1)))" office:value-type="float" office:value="417" calcext:value-type="float">
            <text:p>417</text:p>
          </table:table-cell>
          <table:table-cell table:formula="of:=[.B22]-[.B21]" office:value-type="float" office:value="38" calcext:value-type="float">
            <text:p>38</text:p>
          </table:table-cell>
          <table:table-cell table:number-columns-repeated="1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INT([.$B$2]*(POWER([.$B$3];[.A23]-1)))" office:value-type="float" office:value="459" calcext:value-type="float">
            <text:p>459</text:p>
          </table:table-cell>
          <table:table-cell table:formula="of:=[.B23]-[.B22]" office:value-type="float" office:value="42" calcext:value-type="float">
            <text:p>42</text:p>
          </table:table-cell>
          <table:table-cell table:number-columns-repeated="1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INT([.$B$2]*(POWER([.$B$3];[.A24]-1)))" office:value-type="float" office:value="505" calcext:value-type="float">
            <text:p>505</text:p>
          </table:table-cell>
          <table:table-cell table:formula="of:=[.B24]-[.B23]" office:value-type="float" office:value="46" calcext:value-type="float">
            <text:p>46</text:p>
          </table:table-cell>
          <table:table-cell table:number-columns-repeated="1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INT([.$B$2]*(POWER([.$B$3];[.A25]-1)))" office:value-type="float" office:value="555" calcext:value-type="float">
            <text:p>555</text:p>
          </table:table-cell>
          <table:table-cell table:formula="of:=[.B25]-[.B24]" office:value-type="float" office:value="50" calcext:value-type="float">
            <text:p>50</text:p>
          </table:table-cell>
          <table:table-cell table:number-columns-repeated="1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INT([.$B$2]*(POWER([.$B$3];[.A26]-1)))" office:value-type="float" office:value="611" calcext:value-type="float">
            <text:p>611</text:p>
          </table:table-cell>
          <table:table-cell table:formula="of:=[.B26]-[.B25]" office:value-type="float" office:value="56" calcext:value-type="float">
            <text:p>56</text:p>
          </table:table-cell>
          <table:table-cell table:number-columns-repeated="18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INT([.$B$2]*(POWER([.$B$3];[.A27]-1)))" office:value-type="float" office:value="672" calcext:value-type="float">
            <text:p>672</text:p>
          </table:table-cell>
          <table:table-cell table:formula="of:=[.B27]-[.B26]" office:value-type="float" office:value="61" calcext:value-type="float">
            <text:p>61</text:p>
          </table:table-cell>
          <table:table-cell table:number-columns-repeated="18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INT([.$B$2]*(POWER([.$B$3];[.A28]-1)))" office:value-type="float" office:value="740" calcext:value-type="float">
            <text:p>740</text:p>
          </table:table-cell>
          <table:table-cell table:formula="of:=[.B28]-[.B27]" office:value-type="float" office:value="68" calcext:value-type="float">
            <text:p>68</text:p>
          </table:table-cell>
          <table:table-cell table:number-columns-repeated="18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INT([.$B$2]*(POWER([.$B$3];[.A29]-1)))" office:value-type="float" office:value="814" calcext:value-type="float">
            <text:p>814</text:p>
          </table:table-cell>
          <table:table-cell table:formula="of:=[.B29]-[.B28]" office:value-type="float" office:value="74" calcext:value-type="float">
            <text:p>74</text:p>
          </table:table-cell>
          <table:table-cell table:number-columns-repeated="18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INT([.$B$2]*(POWER([.$B$3];[.A30]-1)))" office:value-type="float" office:value="895" calcext:value-type="float">
            <text:p>895</text:p>
          </table:table-cell>
          <table:table-cell table:formula="of:=[.B30]-[.B29]" office:value-type="float" office:value="81" calcext:value-type="float">
            <text:p>81</text:p>
          </table:table-cell>
          <table:table-cell table:number-columns-repeated="18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INT([.$B$2]*(POWER([.$B$3];[.A31]-1)))" office:value-type="float" office:value="984" calcext:value-type="float">
            <text:p>984</text:p>
          </table:table-cell>
          <table:table-cell table:formula="of:=[.B31]-[.B30]" office:value-type="float" office:value="89" calcext:value-type="float">
            <text:p>89</text:p>
          </table:table-cell>
          <table:table-cell table:number-columns-repeated="18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INT([.$B$2]*(POWER([.$B$3];[.A32]-1)))" office:value-type="float" office:value="1083" calcext:value-type="float">
            <text:p>1083</text:p>
          </table:table-cell>
          <table:table-cell table:formula="of:=[.B32]-[.B31]" office:value-type="float" office:value="99" calcext:value-type="float">
            <text:p>99</text:p>
          </table:table-cell>
          <table:table-cell table:number-columns-repeated="18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INT([.$B$2]*(POWER([.$B$3];[.A33]-1)))" office:value-type="float" office:value="1191" calcext:value-type="float">
            <text:p>1191</text:p>
          </table:table-cell>
          <table:table-cell table:formula="of:=[.B33]-[.B32]" office:value-type="float" office:value="108" calcext:value-type="float">
            <text:p>108</text:p>
          </table:table-cell>
          <table:table-cell table:number-columns-repeated="18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INT([.$B$2]*(POWER([.$B$3];[.A34]-1)))" office:value-type="float" office:value="1310" calcext:value-type="float">
            <text:p>1310</text:p>
          </table:table-cell>
          <table:table-cell table:formula="of:=[.B34]-[.B33]" office:value-type="float" office:value="119" calcext:value-type="float">
            <text:p>119</text:p>
          </table:table-cell>
          <table:table-cell table:number-columns-repeated="18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INT([.$B$2]*(POWER([.$B$3];[.A35]-1)))" office:value-type="float" office:value="1442" calcext:value-type="float">
            <text:p>1442</text:p>
          </table:table-cell>
          <table:table-cell table:formula="of:=[.B35]-[.B34]" office:value-type="float" office:value="132" calcext:value-type="float">
            <text:p>132</text:p>
          </table:table-cell>
          <table:table-cell table:number-columns-repeated="18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INT([.$B$2]*(POWER([.$B$3];[.A36]-1)))" office:value-type="float" office:value="1586" calcext:value-type="float">
            <text:p>1586</text:p>
          </table:table-cell>
          <table:table-cell table:formula="of:=[.B36]-[.B35]" office:value-type="float" office:value="144" calcext:value-type="float">
            <text:p>144</text:p>
          </table:table-cell>
          <table:table-cell table:number-columns-repeated="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INT([.$B$2]*(POWER([.$B$3];[.A37]-1)))" office:value-type="float" office:value="1744" calcext:value-type="float">
            <text:p>1744</text:p>
          </table:table-cell>
          <table:table-cell table:formula="of:=[.B37]-[.B36]" office:value-type="float" office:value="158" calcext:value-type="float">
            <text:p>158</text:p>
          </table:table-cell>
          <table:table-cell table:number-columns-repeated="18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INT([.$B$2]*(POWER([.$B$3];[.A38]-1)))" office:value-type="float" office:value="1919" calcext:value-type="float">
            <text:p>1919</text:p>
          </table:table-cell>
          <table:table-cell table:formula="of:=[.B38]-[.B37]" office:value-type="float" office:value="175" calcext:value-type="float">
            <text:p>175</text:p>
          </table:table-cell>
          <table:table-cell table:number-columns-repeated="18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INT([.$B$2]*(POWER([.$B$3];[.A39]-1)))" office:value-type="float" office:value="2111" calcext:value-type="float">
            <text:p>2111</text:p>
          </table:table-cell>
          <table:table-cell table:formula="of:=[.B39]-[.B38]" office:value-type="float" office:value="192" calcext:value-type="float">
            <text:p>192</text:p>
          </table:table-cell>
          <table:table-cell table:number-columns-repeated="18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INT([.$B$2]*(POWER([.$B$3];[.A40]-1)))" office:value-type="float" office:value="2322" calcext:value-type="float">
            <text:p>2322</text:p>
          </table:table-cell>
          <table:table-cell table:formula="of:=[.B40]-[.B39]" office:value-type="float" office:value="211" calcext:value-type="float">
            <text:p>211</text:p>
          </table:table-cell>
          <table:table-cell table:number-columns-repeated="18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INT([.$B$2]*(POWER([.$B$3];[.A41]-1)))" office:value-type="float" office:value="2554" calcext:value-type="float">
            <text:p>2554</text:p>
          </table:table-cell>
          <table:table-cell table:formula="of:=[.B41]-[.B40]" office:value-type="float" office:value="232" calcext:value-type="float">
            <text:p>232</text:p>
          </table:table-cell>
          <table:table-cell table:number-columns-repeated="18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INT([.$B$2]*(POWER([.$B$3];[.A42]-1)))" office:value-type="float" office:value="2810" calcext:value-type="float">
            <text:p>2810</text:p>
          </table:table-cell>
          <table:table-cell table:formula="of:=[.B42]-[.B41]" office:value-type="float" office:value="256" calcext:value-type="float">
            <text:p>256</text:p>
          </table:table-cell>
          <table:table-cell table:number-columns-repeated="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INT([.$B$2]*(POWER([.$B$3];[.A43]-1)))" office:value-type="float" office:value="3091" calcext:value-type="float">
            <text:p>3091</text:p>
          </table:table-cell>
          <table:table-cell table:formula="of:=[.B43]-[.B42]" office:value-type="float" office:value="281" calcext:value-type="float">
            <text:p>281</text:p>
          </table:table-cell>
          <table:table-cell table:number-columns-repeated="18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INT([.$B$2]*(POWER([.$B$3];[.A44]-1)))" office:value-type="float" office:value="3400" calcext:value-type="float">
            <text:p>3400</text:p>
          </table:table-cell>
          <table:table-cell table:formula="of:=[.B44]-[.B43]" office:value-type="float" office:value="309" calcext:value-type="float">
            <text:p>309</text:p>
          </table:table-cell>
          <table:table-cell table:number-columns-repeated="18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INT([.$B$2]*(POWER([.$B$3];[.A45]-1)))" office:value-type="float" office:value="3740" calcext:value-type="float">
            <text:p>3740</text:p>
          </table:table-cell>
          <table:table-cell table:formula="of:=[.B45]-[.B44]" office:value-type="float" office:value="340" calcext:value-type="float">
            <text:p>340</text:p>
          </table:table-cell>
          <table:table-cell table:number-columns-repeated="18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INT([.$B$2]*(POWER([.$B$3];[.A46]-1)))" office:value-type="float" office:value="4114" calcext:value-type="float">
            <text:p>4114</text:p>
          </table:table-cell>
          <table:table-cell table:formula="of:=[.B46]-[.B45]" office:value-type="float" office:value="374" calcext:value-type="float">
            <text:p>374</text:p>
          </table:table-cell>
          <table:table-cell table:number-columns-repeated="18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INT([.$B$2]*(POWER([.$B$3];[.A47]-1)))" office:value-type="float" office:value="4525" calcext:value-type="float">
            <text:p>4525</text:p>
          </table:table-cell>
          <table:table-cell table:formula="of:=[.B47]-[.B46]" office:value-type="float" office:value="411" calcext:value-type="float">
            <text:p>411</text:p>
          </table:table-cell>
          <table:table-cell table:number-columns-repeated="18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INT([.$B$2]*(POWER([.$B$3];[.A48]-1)))" office:value-type="float" office:value="4978" calcext:value-type="float">
            <text:p>4978</text:p>
          </table:table-cell>
          <table:table-cell table:formula="of:=[.B48]-[.B47]" office:value-type="float" office:value="453" calcext:value-type="float">
            <text:p>453</text:p>
          </table:table-cell>
          <table:table-cell table:number-columns-repeated="18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INT([.$B$2]*(POWER([.$B$3];[.A49]-1)))" office:value-type="float" office:value="5476" calcext:value-type="float">
            <text:p>5476</text:p>
          </table:table-cell>
          <table:table-cell table:formula="of:=[.B49]-[.B48]" office:value-type="float" office:value="498" calcext:value-type="float">
            <text:p>498</text:p>
          </table:table-cell>
          <table:table-cell table:number-columns-repeated="18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INT([.$B$2]*(POWER([.$B$3];[.A50]-1)))" office:value-type="float" office:value="6024" calcext:value-type="float">
            <text:p>6024</text:p>
          </table:table-cell>
          <table:table-cell table:formula="of:=[.B50]-[.B49]" office:value-type="float" office:value="548" calcext:value-type="float">
            <text:p>548</text:p>
          </table:table-cell>
          <table:table-cell table:number-columns-repeated="18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INT([.$B$2]*(POWER([.$B$3];[.A51]-1)))" office:value-type="float" office:value="6626" calcext:value-type="float">
            <text:p>6626</text:p>
          </table:table-cell>
          <table:table-cell table:formula="of:=[.B51]-[.B50]" office:value-type="float" office:value="602" calcext:value-type="float">
            <text:p>602</text:p>
          </table:table-cell>
          <table:table-cell table:number-columns-repeated="18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NT([.$B$2]*(POWER([.$B$3];[.A52]-1)))" office:value-type="float" office:value="7289" calcext:value-type="float">
            <text:p>7289</text:p>
          </table:table-cell>
          <table:table-cell table:formula="of:=[.B52]-[.B51]" office:value-type="float" office:value="663" calcext:value-type="float">
            <text:p>663</text:p>
          </table:table-cell>
          <table:table-cell table:number-columns-repeated="18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INT([.$B$2]*(POWER([.$B$3];[.A53]-1)))" office:value-type="float" office:value="8017" calcext:value-type="float">
            <text:p>8017</text:p>
          </table:table-cell>
          <table:table-cell table:formula="of:=[.B53]-[.B52]" office:value-type="float" office:value="728" calcext:value-type="float">
            <text:p>728</text:p>
          </table:table-cell>
          <table:table-cell table:number-columns-repeated="18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INT([.$B$2]*(POWER([.$B$3];[.A54]-1)))" office:value-type="float" office:value="8819" calcext:value-type="float">
            <text:p>8819</text:p>
          </table:table-cell>
          <table:table-cell table:formula="of:=[.B54]-[.B53]" office:value-type="float" office:value="802" calcext:value-type="float">
            <text:p>802</text:p>
          </table:table-cell>
          <table:table-cell table:number-columns-repeated="18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INT([.$B$2]*(POWER([.$B$3];[.A55]-1)))" office:value-type="float" office:value="9701" calcext:value-type="float">
            <text:p>9701</text:p>
          </table:table-cell>
          <table:table-cell table:formula="of:=[.B55]-[.B54]" office:value-type="float" office:value="882" calcext:value-type="float">
            <text:p>882</text:p>
          </table:table-cell>
          <table:table-cell table:number-columns-repeated="18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INT([.$B$2]*(POWER([.$B$3];[.A56]-1)))" office:value-type="float" office:value="10671" calcext:value-type="float">
            <text:p>10671</text:p>
          </table:table-cell>
          <table:table-cell table:formula="of:=[.B56]-[.B55]" office:value-type="float" office:value="970" calcext:value-type="float">
            <text:p>970</text:p>
          </table:table-cell>
          <table:table-cell table:number-columns-repeated="18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INT([.$B$2]*(POWER([.$B$3];[.A57]-1)))" office:value-type="float" office:value="11739" calcext:value-type="float">
            <text:p>11739</text:p>
          </table:table-cell>
          <table:table-cell table:formula="of:=[.B57]-[.B56]" office:value-type="float" office:value="1068" calcext:value-type="float">
            <text:p>1068</text:p>
          </table:table-cell>
          <table:table-cell table:number-columns-repeated="18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INT([.$B$2]*(POWER([.$B$3];[.A58]-1)))" office:value-type="float" office:value="12912" calcext:value-type="float">
            <text:p>12912</text:p>
          </table:table-cell>
          <table:table-cell table:formula="of:=[.B58]-[.B57]" office:value-type="float" office:value="1173" calcext:value-type="float">
            <text:p>1173</text:p>
          </table:table-cell>
          <table:table-cell table:number-columns-repeated="18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NT([.$B$2]*(POWER([.$B$3];[.A59]-1)))" office:value-type="float" office:value="14204" calcext:value-type="float">
            <text:p>14204</text:p>
          </table:table-cell>
          <table:table-cell table:formula="of:=[.B59]-[.B58]" office:value-type="float" office:value="1292" calcext:value-type="float">
            <text:p>1292</text:p>
          </table:table-cell>
          <table:table-cell table:number-columns-repeated="18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INT([.$B$2]*(POWER([.$B$3];[.A60]-1)))" office:value-type="float" office:value="15624" calcext:value-type="float">
            <text:p>15624</text:p>
          </table:table-cell>
          <table:table-cell table:formula="of:=[.B60]-[.B59]" office:value-type="float" office:value="1420" calcext:value-type="float">
            <text:p>1420</text:p>
          </table:table-cell>
          <table:table-cell table:number-columns-repeated="18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INT([.$B$2]*(POWER([.$B$3];[.A61]-1)))" office:value-type="float" office:value="17187" calcext:value-type="float">
            <text:p>17187</text:p>
          </table:table-cell>
          <table:table-cell table:formula="of:=[.B61]-[.B60]" office:value-type="float" office:value="1563" calcext:value-type="float">
            <text:p>1563</text:p>
          </table:table-cell>
          <table:table-cell table:number-columns-repeated="18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INT([.$B$2]*(POWER([.$B$3];[.A62]-1)))" office:value-type="float" office:value="18905" calcext:value-type="float">
            <text:p>18905</text:p>
          </table:table-cell>
          <table:table-cell table:formula="of:=[.B62]-[.B61]" office:value-type="float" office:value="1718" calcext:value-type="float">
            <text:p>1718</text:p>
          </table:table-cell>
          <table:table-cell table:number-columns-repeated="18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INT([.$B$2]*(POWER([.$B$3];[.A63]-1)))" office:value-type="float" office:value="20796" calcext:value-type="float">
            <text:p>20796</text:p>
          </table:table-cell>
          <table:table-cell table:formula="of:=[.B63]-[.B62]" office:value-type="float" office:value="1891" calcext:value-type="float">
            <text:p>1891</text:p>
          </table:table-cell>
          <table:table-cell table:number-columns-repeated="18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INT([.$B$2]*(POWER([.$B$3];[.A64]-1)))" office:value-type="float" office:value="22876" calcext:value-type="float">
            <text:p>22876</text:p>
          </table:table-cell>
          <table:table-cell table:formula="of:=[.B64]-[.B63]" office:value-type="float" office:value="2080" calcext:value-type="float">
            <text:p>2080</text:p>
          </table:table-cell>
          <table:table-cell table:number-columns-repeated="18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INT([.$B$2]*(POWER([.$B$3];[.A65]-1)))" office:value-type="float" office:value="25163" calcext:value-type="float">
            <text:p>25163</text:p>
          </table:table-cell>
          <table:table-cell table:formula="of:=[.B65]-[.B64]" office:value-type="float" office:value="2287" calcext:value-type="float">
            <text:p>2287</text:p>
          </table:table-cell>
          <table:table-cell table:number-columns-repeated="18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INT([.$B$2]*(POWER([.$B$3];[.A66]-1)))" office:value-type="float" office:value="27680" calcext:value-type="float">
            <text:p>27680</text:p>
          </table:table-cell>
          <table:table-cell table:formula="of:=[.B66]-[.B65]" office:value-type="float" office:value="2517" calcext:value-type="float">
            <text:p>2517</text:p>
          </table:table-cell>
          <table:table-cell table:number-columns-repeated="18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INT([.$B$2]*(POWER([.$B$3];[.A67]-1)))" office:value-type="float" office:value="30448" calcext:value-type="float">
            <text:p>30448</text:p>
          </table:table-cell>
          <table:table-cell table:formula="of:=[.B67]-[.B66]" office:value-type="float" office:value="2768" calcext:value-type="float">
            <text:p>2768</text:p>
          </table:table-cell>
          <table:table-cell table:number-columns-repeated="18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INT([.$B$2]*(POWER([.$B$3];[.A68]-1)))" office:value-type="float" office:value="33492" calcext:value-type="float">
            <text:p>33492</text:p>
          </table:table-cell>
          <table:table-cell table:formula="of:=[.B68]-[.B67]" office:value-type="float" office:value="3044" calcext:value-type="float">
            <text:p>3044</text:p>
          </table:table-cell>
          <table:table-cell table:number-columns-repeated="18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INT([.$B$2]*(POWER([.$B$3];[.A69]-1)))" office:value-type="float" office:value="36842" calcext:value-type="float">
            <text:p>36842</text:p>
          </table:table-cell>
          <table:table-cell table:formula="of:=[.B69]-[.B68]" office:value-type="float" office:value="3350" calcext:value-type="float">
            <text:p>3350</text:p>
          </table:table-cell>
          <table:table-cell table:number-columns-repeated="18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INT([.$B$2]*(POWER([.$B$3];[.A70]-1)))" office:value-type="float" office:value="40526" calcext:value-type="float">
            <text:p>40526</text:p>
          </table:table-cell>
          <table:table-cell table:formula="of:=[.B70]-[.B69]" office:value-type="float" office:value="3684" calcext:value-type="float">
            <text:p>3684</text:p>
          </table:table-cell>
          <table:table-cell table:number-columns-repeated="18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INT([.$B$2]*(POWER([.$B$3];[.A71]-1)))" office:value-type="float" office:value="44579" calcext:value-type="float">
            <text:p>44579</text:p>
          </table:table-cell>
          <table:table-cell table:formula="of:=[.B71]-[.B70]" office:value-type="float" office:value="4053" calcext:value-type="float">
            <text:p>4053</text:p>
          </table:table-cell>
          <table:table-cell table:number-columns-repeated="18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INT([.$B$2]*(POWER([.$B$3];[.A72]-1)))" office:value-type="float" office:value="49037" calcext:value-type="float">
            <text:p>49037</text:p>
          </table:table-cell>
          <table:table-cell table:formula="of:=[.B72]-[.B71]" office:value-type="float" office:value="4458" calcext:value-type="float">
            <text:p>4458</text:p>
          </table:table-cell>
          <table:table-cell table:number-columns-repeated="18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INT([.$B$2]*(POWER([.$B$3];[.A73]-1)))" office:value-type="float" office:value="53940" calcext:value-type="float">
            <text:p>53940</text:p>
          </table:table-cell>
          <table:table-cell table:formula="of:=[.B73]-[.B72]" office:value-type="float" office:value="4903" calcext:value-type="float">
            <text:p>4903</text:p>
          </table:table-cell>
          <table:table-cell table:number-columns-repeated="18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INT([.$B$2]*(POWER([.$B$3];[.A74]-1)))" office:value-type="float" office:value="59334" calcext:value-type="float">
            <text:p>59334</text:p>
          </table:table-cell>
          <table:table-cell table:formula="of:=[.B74]-[.B73]" office:value-type="float" office:value="5394" calcext:value-type="float">
            <text:p>5394</text:p>
          </table:table-cell>
          <table:table-cell table:number-columns-repeated="18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INT([.$B$2]*(POWER([.$B$3];[.A75]-1)))" office:value-type="float" office:value="65268" calcext:value-type="float">
            <text:p>65268</text:p>
          </table:table-cell>
          <table:table-cell table:formula="of:=[.B75]-[.B74]" office:value-type="float" office:value="5934" calcext:value-type="float">
            <text:p>5934</text:p>
          </table:table-cell>
          <table:table-cell table:number-columns-repeated="18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INT([.$B$2]*(POWER([.$B$3];[.A76]-1)))" office:value-type="float" office:value="71795" calcext:value-type="float">
            <text:p>71795</text:p>
          </table:table-cell>
          <table:table-cell table:formula="of:=[.B76]-[.B75]" office:value-type="float" office:value="6527" calcext:value-type="float">
            <text:p>6527</text:p>
          </table:table-cell>
          <table:table-cell table:number-columns-repeated="18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INT([.$B$2]*(POWER([.$B$3];[.A77]-1)))" office:value-type="float" office:value="78974" calcext:value-type="float">
            <text:p>78974</text:p>
          </table:table-cell>
          <table:table-cell table:formula="of:=[.B77]-[.B76]" office:value-type="float" office:value="7179" calcext:value-type="float">
            <text:p>7179</text:p>
          </table:table-cell>
          <table:table-cell table:number-columns-repeated="18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INT([.$B$2]*(POWER([.$B$3];[.A78]-1)))" office:value-type="float" office:value="86872" calcext:value-type="float">
            <text:p>86872</text:p>
          </table:table-cell>
          <table:table-cell table:formula="of:=[.B78]-[.B77]" office:value-type="float" office:value="7898" calcext:value-type="float">
            <text:p>7898</text:p>
          </table:table-cell>
          <table:table-cell table:number-columns-repeated="18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INT([.$B$2]*(POWER([.$B$3];[.A79]-1)))" office:value-type="float" office:value="95559" calcext:value-type="float">
            <text:p>95559</text:p>
          </table:table-cell>
          <table:table-cell table:formula="of:=[.B79]-[.B78]" office:value-type="float" office:value="8687" calcext:value-type="float">
            <text:p>8687</text:p>
          </table:table-cell>
          <table:table-cell table:number-columns-repeated="18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INT([.$B$2]*(POWER([.$B$3];[.A80]-1)))" office:value-type="float" office:value="105115" calcext:value-type="float">
            <text:p>105115</text:p>
          </table:table-cell>
          <table:table-cell table:formula="of:=[.B80]-[.B79]" office:value-type="float" office:value="9556" calcext:value-type="float">
            <text:p>9556</text:p>
          </table:table-cell>
          <table:table-cell table:number-columns-repeated="18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INT([.$B$2]*(POWER([.$B$3];[.A81]-1)))" office:value-type="float" office:value="115626" calcext:value-type="float">
            <text:p>115626</text:p>
          </table:table-cell>
          <table:table-cell table:formula="of:=[.B81]-[.B80]" office:value-type="float" office:value="10511" calcext:value-type="float">
            <text:p>10511</text:p>
          </table:table-cell>
          <table:table-cell table:number-columns-repeated="18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NT([.$B$2]*(POWER([.$B$3];[.A82]-1)))" office:value-type="float" office:value="127189" calcext:value-type="float">
            <text:p>127189</text:p>
          </table:table-cell>
          <table:table-cell table:formula="of:=[.B82]-[.B81]" office:value-type="float" office:value="11563" calcext:value-type="float">
            <text:p>11563</text:p>
          </table:table-cell>
          <table:table-cell table:number-columns-repeated="18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INT([.$B$2]*(POWER([.$B$3];[.A83]-1)))" office:value-type="float" office:value="139908" calcext:value-type="float">
            <text:p>139908</text:p>
          </table:table-cell>
          <table:table-cell table:formula="of:=[.B83]-[.B82]" office:value-type="float" office:value="12719" calcext:value-type="float">
            <text:p>12719</text:p>
          </table:table-cell>
          <table:table-cell table:number-columns-repeated="18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INT([.$B$2]*(POWER([.$B$3];[.A84]-1)))" office:value-type="float" office:value="153899" calcext:value-type="float">
            <text:p>153899</text:p>
          </table:table-cell>
          <table:table-cell table:formula="of:=[.B84]-[.B83]" office:value-type="float" office:value="13991" calcext:value-type="float">
            <text:p>13991</text:p>
          </table:table-cell>
          <table:table-cell table:number-columns-repeated="18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INT([.$B$2]*(POWER([.$B$3];[.A85]-1)))" office:value-type="float" office:value="169289" calcext:value-type="float">
            <text:p>169289</text:p>
          </table:table-cell>
          <table:table-cell table:formula="of:=[.B85]-[.B84]" office:value-type="float" office:value="15390" calcext:value-type="float">
            <text:p>15390</text:p>
          </table:table-cell>
          <table:table-cell table:number-columns-repeated="18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INT([.$B$2]*(POWER([.$B$3];[.A86]-1)))" office:value-type="float" office:value="186218" calcext:value-type="float">
            <text:p>186218</text:p>
          </table:table-cell>
          <table:table-cell table:formula="of:=[.B86]-[.B85]" office:value-type="float" office:value="16929" calcext:value-type="float">
            <text:p>16929</text:p>
          </table:table-cell>
          <table:table-cell table:number-columns-repeated="18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INT([.$B$2]*(POWER([.$B$3];[.A87]-1)))" office:value-type="float" office:value="204840" calcext:value-type="float">
            <text:p>204840</text:p>
          </table:table-cell>
          <table:table-cell table:formula="of:=[.B87]-[.B86]" office:value-type="float" office:value="18622" calcext:value-type="float">
            <text:p>18622</text:p>
          </table:table-cell>
          <table:table-cell table:number-columns-repeated="18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INT([.$B$2]*(POWER([.$B$3];[.A88]-1)))" office:value-type="float" office:value="225324" calcext:value-type="float">
            <text:p>225324</text:p>
          </table:table-cell>
          <table:table-cell table:formula="of:=[.B88]-[.B87]" office:value-type="float" office:value="20484" calcext:value-type="float">
            <text:p>20484</text:p>
          </table:table-cell>
          <table:table-cell table:number-columns-repeated="18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INT([.$B$2]*(POWER([.$B$3];[.A89]-1)))" office:value-type="float" office:value="247856" calcext:value-type="float">
            <text:p>247856</text:p>
          </table:table-cell>
          <table:table-cell table:formula="of:=[.B89]-[.B88]" office:value-type="float" office:value="22532" calcext:value-type="float">
            <text:p>22532</text:p>
          </table:table-cell>
          <table:table-cell table:number-columns-repeated="18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INT([.$B$2]*(POWER([.$B$3];[.A90]-1)))" office:value-type="float" office:value="272642" calcext:value-type="float">
            <text:p>272642</text:p>
          </table:table-cell>
          <table:table-cell table:formula="of:=[.B90]-[.B89]" office:value-type="float" office:value="24786" calcext:value-type="float">
            <text:p>24786</text:p>
          </table:table-cell>
          <table:table-cell table:number-columns-repeated="18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INT([.$B$2]*(POWER([.$B$3];[.A91]-1)))" office:value-type="float" office:value="299906" calcext:value-type="float">
            <text:p>299906</text:p>
          </table:table-cell>
          <table:table-cell table:formula="of:=[.B91]-[.B90]" office:value-type="float" office:value="27264" calcext:value-type="float">
            <text:p>27264</text:p>
          </table:table-cell>
          <table:table-cell table:number-columns-repeated="18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INT([.$B$2]*(POWER([.$B$3];[.A92]-1)))" office:value-type="float" office:value="329896" calcext:value-type="float">
            <text:p>329896</text:p>
          </table:table-cell>
          <table:table-cell table:formula="of:=[.B92]-[.B91]" office:value-type="float" office:value="29990" calcext:value-type="float">
            <text:p>29990</text:p>
          </table:table-cell>
          <table:table-cell table:number-columns-repeated="18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INT([.$B$2]*(POWER([.$B$3];[.A93]-1)))" office:value-type="float" office:value="362886" calcext:value-type="float">
            <text:p>362886</text:p>
          </table:table-cell>
          <table:table-cell table:formula="of:=[.B93]-[.B92]" office:value-type="float" office:value="32990" calcext:value-type="float">
            <text:p>32990</text:p>
          </table:table-cell>
          <table:table-cell table:number-columns-repeated="18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INT([.$B$2]*(POWER([.$B$3];[.A94]-1)))" office:value-type="float" office:value="399175" calcext:value-type="float">
            <text:p>399175</text:p>
          </table:table-cell>
          <table:table-cell table:formula="of:=[.B94]-[.B93]" office:value-type="float" office:value="36289" calcext:value-type="float">
            <text:p>36289</text:p>
          </table:table-cell>
          <table:table-cell table:number-columns-repeated="18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INT([.$B$2]*(POWER([.$B$3];[.A95]-1)))" office:value-type="float" office:value="439092" calcext:value-type="float">
            <text:p>439092</text:p>
          </table:table-cell>
          <table:table-cell table:formula="of:=[.B95]-[.B94]" office:value-type="float" office:value="39917" calcext:value-type="float">
            <text:p>39917</text:p>
          </table:table-cell>
          <table:table-cell table:number-columns-repeated="18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INT([.$B$2]*(POWER([.$B$3];[.A96]-1)))" office:value-type="float" office:value="483002" calcext:value-type="float">
            <text:p>483002</text:p>
          </table:table-cell>
          <table:table-cell table:formula="of:=[.B96]-[.B95]" office:value-type="float" office:value="43910" calcext:value-type="float">
            <text:p>43910</text:p>
          </table:table-cell>
          <table:table-cell table:number-columns-repeated="18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INT([.$B$2]*(POWER([.$B$3];[.A97]-1)))" office:value-type="float" office:value="531302" calcext:value-type="float">
            <text:p>531302</text:p>
          </table:table-cell>
          <table:table-cell table:formula="of:=[.B97]-[.B96]" office:value-type="float" office:value="48300" calcext:value-type="float">
            <text:p>48300</text:p>
          </table:table-cell>
          <table:table-cell table:number-columns-repeated="18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INT([.$B$2]*(POWER([.$B$3];[.A98]-1)))" office:value-type="float" office:value="584432" calcext:value-type="float">
            <text:p>584432</text:p>
          </table:table-cell>
          <table:table-cell table:formula="of:=[.B98]-[.B97]" office:value-type="float" office:value="53130" calcext:value-type="float">
            <text:p>53130</text:p>
          </table:table-cell>
          <table:table-cell table:number-columns-repeated="18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INT([.$B$2]*(POWER([.$B$3];[.A99]-1)))" office:value-type="float" office:value="642875" calcext:value-type="float">
            <text:p>642875</text:p>
          </table:table-cell>
          <table:table-cell table:formula="of:=[.B99]-[.B98]" office:value-type="float" office:value="58443" calcext:value-type="float">
            <text:p>58443</text:p>
          </table:table-cell>
          <table:table-cell table:number-columns-repeated="18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INT([.$B$2]*(POWER([.$B$3];[.A100]-1)))" office:value-type="float" office:value="707163" calcext:value-type="float">
            <text:p>707163</text:p>
          </table:table-cell>
          <table:table-cell table:formula="of:=[.B100]-[.B99]" office:value-type="float" office:value="64288" calcext:value-type="float">
            <text:p>64288</text:p>
          </table:table-cell>
          <table:table-cell table:number-columns-repeated="18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INT([.$B$2]*(POWER([.$B$3];[.A101]-1)))" office:value-type="float" office:value="777879" calcext:value-type="float">
            <text:p>777879</text:p>
          </table:table-cell>
          <table:table-cell table:formula="of:=[.B101]-[.B100]" office:value-type="float" office:value="70716" calcext:value-type="float">
            <text:p>70716</text:p>
          </table:table-cell>
          <table:table-cell table:number-columns-repeated="18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INT([.$B$2]*(POWER([.$B$3];[.A102]-1)))" office:value-type="float" office:value="855667" calcext:value-type="float">
            <text:p>855667</text:p>
          </table:table-cell>
          <table:table-cell table:formula="of:=[.B102]-[.B101]" office:value-type="float" office:value="77788" calcext:value-type="float">
            <text:p>77788</text:p>
          </table:table-cell>
          <table:table-cell table:number-columns-repeated="18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INT([.$B$2]*(POWER([.$B$3];[.A103]-1)))" office:value-type="float" office:value="941234" calcext:value-type="float">
            <text:p>941234</text:p>
          </table:table-cell>
          <table:table-cell table:formula="of:=[.B103]-[.B102]" office:value-type="float" office:value="85567" calcext:value-type="float">
            <text:p>85567</text:p>
          </table:table-cell>
          <table:table-cell table:number-columns-repeated="18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INT([.$B$2]*(POWER([.$B$3];[.A104]-1)))" office:value-type="float" office:value="1035357" calcext:value-type="float">
            <text:p>1035357</text:p>
          </table:table-cell>
          <table:table-cell table:formula="of:=[.B104]-[.B103]" office:value-type="float" office:value="94123" calcext:value-type="float">
            <text:p>94123</text:p>
          </table:table-cell>
          <table:table-cell table:number-columns-repeated="18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INT([.$B$2]*(POWER([.$B$3];[.A105]-1)))" office:value-type="float" office:value="1138893" calcext:value-type="float">
            <text:p>1138893</text:p>
          </table:table-cell>
          <table:table-cell table:formula="of:=[.B105]-[.B104]" office:value-type="float" office:value="103536" calcext:value-type="float">
            <text:p>103536</text:p>
          </table:table-cell>
          <table:table-cell table:number-columns-repeated="18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formula="of:=INT([.$B$2]*(POWER([.$B$3];[.A106]-1)))" office:value-type="float" office:value="1252782" calcext:value-type="float">
            <text:p>1252782</text:p>
          </table:table-cell>
          <table:table-cell table:style-name="ce7" table:formula="of:=[.B106]-[.B105]" office:value-type="float" office:value="113889" calcext:value-type="float">
            <text:p>113889</text:p>
          </table:table-cell>
          <table:table-cell table:style-name="ce7" table:number-columns-repeated="7"/>
          <table:table-cell table:style-name="ce10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.00.0000</text:date>, <text:time style:data-style-name="N2" text:time-value="14:32:45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3-05-08T16:44:51.539000000</dc:date>
    <meta:editing-duration>PT1H19M45S</meta:editing-duration>
    <meta:editing-cycles>2</meta:editing-cycles>
    <meta:document-statistic meta:table-count="1" meta:cell-count="31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57cm" svg:height="10.053cm" xlink:href=".." xlink:type="simple" chart:class="chart:bar" chart:style-name="ch1">
        <chart:title svg:x="7.773cm" svg:y="0.337cm" chart:style-name="ch2">
          <text:p>XP GROW</text:p>
        </chart:title>
        <chart:legend chart:legend-position="end" svg:x="16.732cm" svg:y="4.727cm" style:legend-expansion="high" chart:style-name="ch3"/>
        <chart:plot-area chart:style-name="ch4" table:cell-range-address="Sheet1.A5:Sheet1.B106" chart:data-source-has-labels="both" svg:x="0.357cm" svg:y="1.317cm" svg:width="16.018cm" svg:height="8.535cm">
          <chart:coordinate-region svg:x="1.719cm" svg:y="1.438cm" svg:width="14.403cm" svg:height="7.412cm"/>
          <chart:axis chart:dimension="x" chart:name="primary-x" chart:style-name="ch5" chartooo:axis-type="auto">
            <chartooo:date-scale/>
            <chart:categories table:cell-range-address="Sheet1.A6:Sheet1.A1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B106" chart:label-cell-address="Sheet1.B5:Sheet1.B5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p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6:Sheet1.A106</svg:desc>
                </draw:g>
              </table:table-cell>
              <table:table-cell office:value-type="float" office:value="90">
                <text:p>90</text:p>
                <draw:g>
                  <svg:desc>Sheet1.B6:Sheet1.B10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701">
                <text:p>97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71">
                <text:p>106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739">
                <text:p>1173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912">
                <text:p>1291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204">
                <text:p>1420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624">
                <text:p>156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187">
                <text:p>171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876">
                <text:p>228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680">
                <text:p>2768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0448">
                <text:p>3044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3492">
                <text:p>334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6842">
                <text:p>368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526">
                <text:p>405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4579">
                <text:p>4457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9037">
                <text:p>490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3940">
                <text:p>5394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9334">
                <text:p>5933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5268">
                <text:p>65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1795">
                <text:p>7179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8974">
                <text:p>7897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6872">
                <text:p>868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5559">
                <text:p>955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5115">
                <text:p>1051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5626">
                <text:p>1156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27189">
                <text:p>1271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39908">
                <text:p>13990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53899">
                <text:p>1538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69289">
                <text:p>1692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6218">
                <text:p>18621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4840">
                <text:p>20484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25324">
                <text:p>2253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47856">
                <text:p>2478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72642">
                <text:p>27264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99906">
                <text:p>29990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29896">
                <text:p>32989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62886">
                <text:p>36288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99175">
                <text:p>39917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39092">
                <text:p>4390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83002">
                <text:p>4830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31302">
                <text:p>53130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84432">
                <text:p>58443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42875">
                <text:p>64287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07163">
                <text:p>70716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77879">
                <text:p>77787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55667">
                <text:p>8556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41234">
                <text:p>94123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35357">
                <text:p>103535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138893">
                <text:p>11388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52782">
                <text:p>1252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17cm" svg:height="9.974cm" xlink:href=".." xlink:type="simple" chart:class="chart:bar" chart:style-name="ch1">
        <chart:title svg:x="7.015cm" svg:y="0.335cm" chart:style-name="ch2">
          <text:p>XP DIFFERANCE</text:p>
        </chart:title>
        <chart:legend chart:legend-position="end" svg:x="16.486cm" svg:y="4.688cm" style:legend-expansion="high" chart:style-name="ch3"/>
        <chart:plot-area chart:style-name="ch4" table:cell-range-address="Sheet1.C5:Sheet1.C106" chart:data-source-has-labels="row" svg:x="0.354cm" svg:y="1.313cm" svg:width="15.778cm" svg:height="8.462cm">
          <chart:coordinate-region svg:x="1.531cm" svg:y="1.434cm" svg:width="14.348cm" svg:height="7.3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6:Sheet1.C106" chart:label-cell-address="Sheet1.C5:Sheet1.C5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6:Sheet1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98">
                <text:p>7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563">
                <text:p>11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19">
                <text:p>127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991">
                <text:p>13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390">
                <text:p>153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29">
                <text:p>169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622">
                <text:p>186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532">
                <text:p>225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264">
                <text:p>27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990">
                <text:p>299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990">
                <text:p>329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289">
                <text:p>36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17">
                <text:p>39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910">
                <text:p>439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300">
                <text:p>483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130">
                <text:p>531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443">
                <text:p>584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288">
                <text:p>64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716">
                <text:p>707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788">
                <text:p>777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567">
                <text:p>855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123">
                <text:p>94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536">
                <text:p>103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889">
                <text:p>113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